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28.503cm" fo:margin-left="-1.309cm" fo:margin-right="-1.494cm" table:align="margins"/>
    </style:style>
    <style:style style:name="Table1.A" style:family="table-column">
      <style:table-column-properties style:column-width="1.767cm" style:rel-column-width="4063*"/>
    </style:style>
    <style:style style:name="Table1.J" style:family="table-column">
      <style:table-column-properties style:column-width="0.041cm" style:rel-column-width="93*"/>
    </style:style>
    <style:style style:name="Table1.K" style:family="table-column">
      <style:table-column-properties style:column-width="1.729cm" style:rel-column-width="3974*"/>
    </style:style>
    <style:style style:name="Table1.L" style:family="table-column">
      <style:table-column-properties style:column-width="0.078cm" style:rel-column-width="178*"/>
    </style:style>
    <style:style style:name="Table1.M" style:family="table-column">
      <style:table-column-properties style:column-width="1.69cm" style:rel-column-width="3885*"/>
    </style:style>
    <style:style style:name="Table1.N" style:family="table-column">
      <style:table-column-properties style:column-width="0.116cm" style:rel-column-width="267*"/>
    </style:style>
    <style:style style:name="Table1.O" style:family="table-column">
      <style:table-column-properties style:column-width="1.651cm" style:rel-column-width="3795*"/>
    </style:style>
    <style:style style:name="Table1.P" style:family="table-column">
      <style:table-column-properties style:column-width="0.155cm" style:rel-column-width="356*"/>
    </style:style>
    <style:style style:name="Table1.Q" style:family="table-column">
      <style:table-column-properties style:column-width="1.612cm" style:rel-column-width="3706*"/>
    </style:style>
    <style:style style:name="Table1.S" style:family="table-column">
      <style:table-column-properties style:column-width="0.233cm" style:rel-column-width="535*"/>
    </style:style>
    <style:style style:name="Table1.T" style:family="table-column">
      <style:table-column-properties style:column-width="1.813cm" style:rel-column-width="4168*"/>
    </style:style>
    <style:style style:name="Table1.U" style:family="table-column">
      <style:table-column-properties style:column-width="1.716cm" style:rel-column-width="3948*"/>
    </style:style>
    <style:style style:name="Table1.A1" style:family="table-cell">
      <style:table-cell-properties fo:padding="0.097cm" fo:border-left="0.002cm solid #000000" fo:border-right="none" fo:border-top="0.002cm solid #000000" fo:border-bottom="0.002cm solid #000000"/>
    </style:style>
    <style:style style:name="Table1.U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U2" style:family="table-cell">
      <style:table-cell-properties fo:padding="0.097cm" fo:border-left="0.002cm solid #000000" fo:border-right="0.002cm solid #000000" fo:border-top="none" fo:border-bottom="0.002cm solid #000000"/>
    </style:style>
    <style:style style:name="Table1.K12" style:family="table-cell">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newstyle">
      <style:text-properties fo:color="#000000"/>
    </style:style>
    <style:style style:name="P2" style:family="paragraph" style:parent-style-name="newstyle">
      <style:text-properties fo:color="#000000" style:font-name="Cambria"/>
    </style:style>
    <style:style style:name="P3" style:family="paragraph" style:parent-style-name="newstyle">
      <style:text-properties fo:color="#000000" fo:font-size="14pt" style:font-size-asian="14pt" style:font-size-complex="14pt"/>
    </style:style>
    <style:style style:name="P4" style:family="paragraph" style:parent-style-name="newstyle">
      <style:text-properties fo:font-variant="normal" fo:text-transform="none" fo:color="#000000" style:font-name="Cambria" fo:font-size="12pt" fo:letter-spacing="normal" fo:font-style="normal" fo:font-weight="normal"/>
    </style:style>
    <style:style style:name="P5" style:family="paragraph" style:parent-style-name="newstyle">
      <style:text-properties fo:font-variant="normal" fo:text-transform="none" fo:color="#000000" style:font-name="Cambria" fo:font-size="14pt" fo:letter-spacing="normal" fo:font-style="normal" fo:font-weight="normal" style:font-size-asian="14pt" style:font-size-complex="14pt"/>
    </style:style>
    <style:style style:name="P6" style:family="paragraph" style:parent-style-name="Table_20_Contents">
      <style:paragraph-properties fo:text-align="center" style:justify-single-word="false"/>
      <style:text-properties style:font-name="Cambria" fo:font-size="11pt" fo:font-weight="bold" style:font-size-asian="11pt" style:font-weight-asian="bold" style:font-size-complex="11pt" style:font-weight-complex="bold"/>
    </style:style>
    <style:style style:name="P7" style:family="paragraph" style:parent-style-name="Table_20_Contents">
      <style:paragraph-properties fo:text-align="center" style:justify-single-word="false"/>
      <style:text-properties style:font-name="Cambria" fo:font-size="11pt" style:font-size-asian="11pt" style:font-size-complex="11pt"/>
    </style:style>
    <style:style style:name="P8" style:family="paragraph" style:parent-style-name="Table_20_Contents">
      <style:paragraph-properties fo:text-align="center" style:justify-single-word="false" fo:background-color="#ff0000">
        <style:background-image/>
      </style:paragraph-properties>
      <style:text-properties fo:color="#ffffff" style:font-name="Cambria" fo:font-size="11pt" style:font-size-asian="11pt" style:font-size-complex="11pt"/>
    </style:style>
    <style:style style:name="P9" style:family="paragraph" style:parent-style-name="Table_20_Contents">
      <style:paragraph-properties fo:text-align="center" style:justify-single-word="false" fo:background-color="#ff8080">
        <style:background-image/>
      </style:paragraph-properties>
      <style:text-properties style:font-name="Cambria" fo:font-size="11pt" style:font-size-asian="11pt" style:font-size-complex="11pt"/>
    </style:style>
    <style:style style:name="P10" style:family="paragraph" style:parent-style-name="Table_20_Contents">
      <style:paragraph-properties fo:text-align="center" style:justify-single-word="false" fo:background-color="#ffff99">
        <style:background-image/>
      </style:paragraph-properties>
      <style:text-properties style:font-name="Cambria" fo:font-size="11pt" style:font-size-asian="11pt" style:font-size-complex="11pt"/>
    </style:style>
    <style:style style:name="P11" style:family="paragraph" style:parent-style-name="Table_20_Contents">
      <style:paragraph-properties fo:text-align="center" style:justify-single-word="false" fo:background-color="#33cc66">
        <style:background-image/>
      </style:paragraph-properties>
      <style:text-properties style:font-name="Cambria" fo:font-size="11pt" style:font-size-asian="11pt" style:font-size-complex="11pt"/>
    </style:style>
    <style:style style:name="P12" style:family="paragraph" style:parent-style-name="Table_20_Contents">
      <style:paragraph-properties fo:text-align="center" style:justify-single-word="false" fo:background-color="#ff950e">
        <style:background-image/>
      </style:paragraph-properties>
      <style:text-properties style:font-name="Cambria" fo:font-size="11pt" style:font-size-asian="11pt" style:font-size-complex="11pt"/>
    </style:style>
    <style:style style:name="P13" style:family="paragraph" style:parent-style-name="Table_20_Contents">
      <style:paragraph-properties fo:text-align="center" style:justify-single-word="false" fo:background-color="#ff950e">
        <style:background-image/>
      </style:paragraph-properties>
    </style:style>
    <style:style style:name="P14" style:family="paragraph" style:parent-style-name="Table_20_Contents">
      <style:paragraph-properties fo:text-align="center" style:justify-single-word="false" fo:background-color="#9999ff">
        <style:background-image/>
      </style:paragraph-properties>
      <style:text-properties style:font-name="Cambria" fo:font-size="11pt" style:font-size-asian="11pt" style:font-size-complex="11pt"/>
    </style:style>
    <style:style style:name="P15" style:family="paragraph" style:parent-style-name="Table_20_Contents">
      <style:paragraph-properties fo:text-align="center" style:justify-single-word="false" fo:background-color="#99ccff">
        <style:background-image/>
      </style:paragraph-properties>
      <style:text-properties style:font-name="Cambria" fo:font-size="11pt" style:font-size-asian="11pt" style:font-size-complex="11pt"/>
    </style:style>
    <style:style style:name="P16" style:family="paragraph" style:parent-style-name="Table_20_Contents">
      <style:paragraph-properties fo:text-align="center" style:justify-single-word="false" fo:background-color="#aecf00">
        <style:background-image/>
      </style:paragraph-properties>
      <style:text-properties style:font-name="Cambria" fo:font-size="11pt" style:font-size-asian="11pt" style:font-size-complex="11pt"/>
    </style:style>
    <style:style style:name="P17" style:family="paragraph" style:parent-style-name="Table_20_Contents">
      <style:paragraph-properties fo:text-align="center" style:justify-single-word="false" fo:background-color="#ffcc99">
        <style:background-image/>
      </style:paragraph-properties>
      <style:text-properties style:font-name="Cambria" fo:font-size="11pt" style:font-size-asian="11pt" style:font-size-complex="11pt"/>
    </style:style>
    <style:style style:name="P18" style:family="paragraph" style:parent-style-name="Table_20_Contents">
      <style:paragraph-properties fo:text-align="center" style:justify-single-word="false" fo:background-color="transparent">
        <style:background-image/>
      </style:paragraph-properties>
      <style:text-properties style:font-name="Cambria" fo:font-size="11pt" style:font-size-asian="11pt" style:font-size-complex="11pt"/>
    </style:style>
    <style:style style:name="P19" style:family="paragraph" style:parent-style-name="Table_20_Contents">
      <style:paragraph-properties fo:text-align="center" style:justify-single-word="false" fo:background-color="#e6e6ff">
        <style:background-image/>
      </style:paragraph-properties>
      <style:text-properties style:font-name="Cambria" fo:font-size="11pt" style:font-size-asian="11pt" style:font-size-complex="11pt"/>
    </style:style>
    <style:style style:name="P20" style:family="paragraph" style:parent-style-name="Heading_20_1">
      <style:text-properties fo:color="#000000"/>
    </style:style>
    <style:style style:name="P21" style:family="paragraph" style:parent-style-name="newstyle">
      <style:text-properties fo:font-variant="normal" fo:text-transform="none" fo:color="#000000" style:font-name="Cambria" fo:font-size="14pt" fo:letter-spacing="normal" fo:font-style="normal" fo:font-weight="normal"/>
    </style:style>
    <style:style style:name="P22" style:family="paragraph" style:parent-style-name="newstyle">
      <style:text-properties fo:font-variant="normal" fo:text-transform="none" fo:color="#000000" style:font-name="Cambria" fo:font-size="12pt" fo:letter-spacing="normal" fo:font-style="normal" fo:font-weight="normal" style:font-size-asian="12pt" style:font-size-complex="12pt"/>
    </style:style>
    <style:style style:name="P23" style:family="paragraph" style:parent-style-name="newstyle" style:master-page-name="Landscape">
      <style:paragraph-properties style:page-number="auto"/>
      <style:text-properties fo:font-variant="normal" fo:text-transform="none" fo:color="#000000" style:font-name="Cambria" fo:font-size="14pt" fo:letter-spacing="normal" fo:font-style="normal" fo:font-weight="normal" style:font-size-asian="14pt" style:font-size-complex="14pt"/>
    </style:style>
    <style:style style:name="T1" style:family="text">
      <style:text-properties fo:font-variant="normal" fo:text-transform="none" fo:font-size="12pt" fo:letter-spacing="normal" fo:font-style="normal" fo:font-weight="normal"/>
    </style:style>
    <style:style style:name="T2" style:family="text">
      <style:text-properties fo:color="#000000"/>
    </style:style>
    <style:style style:name="T3" style:family="text">
      <style:text-properties style:font-size-asian="14pt" style:font-size-complex="14pt"/>
    </style:style>
    <style:style style:name="T4" style:family="text">
      <style:text-properties style:font-name="Cambria" fo:font-size="11pt" style:font-size-asian="11pt" style:font-size-complex="11pt"/>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Team Charter</text:h>
      <text:p text:style-name="P3">Team Members</text:p>
      <text:p text:style-name="P1"/>
      <text:section text:style-name="Sect1" text:name="Section1">
        <text:p text:style-name="P1">Carl Hattenfels – Back-end Coding</text:p>
        <text:p text:style-name="P1">Phone: 0434 897 493</text:p>
        <text:p text:style-name="newstyle"><text:span text:style-name="T2">Email: </text:span><text:a xlink:type="simple" xlink:href="mailto:carl.hattenfels@uq.net.au">carl.hattenfels@uq.net.au</text:a></text:p>
        <text:p text:style-name="P1"/>
        <text:p text:style-name="P1">Scott Heiner – Project Management</text:p>
        <text:p text:style-name="P1">Phone: 0407 829 802</text:p>
        <text:p text:style-name="newstyle"><text:span text:style-name="T2">Email: </text:span><text:a xlink:type="simple" xlink:href="mailto:scott.heiner@uqconnect.edu.au">scott.heiner@uqconnect.edu.au</text:a></text:p>
        <text:p text:style-name="P1"/>
        <text:p text:style-name="P1">Robert Meyer – Coding</text:p>
        <text:p text:style-name="P1">Phone: 0498 658 875</text:p>
        <text:p text:style-name="newstyle"><text:span text:style-name="T2">Email: </text:span><text:a xlink:type="simple" xlink:href="mailto:robert.meyer@uqconnect.edu.au">robert.meyer@uqconnect.edu.au</text:a></text:p>
        <text:p text:style-name="P1">Brendan Miller – Web Coding and Database</text:p>
        <text:p text:style-name="P1">Phone: 0432 990 875</text:p>
        <text:p text:style-name="newstyle"><text:span text:style-name="T2">Email: </text:span><text:a xlink:type="simple" xlink:href="mailto:brendan.miller@uqconnect.edu.au">brendan.miller@uqconnect.edu.au</text:a></text:p>
        <text:p text:style-name="P1"/>
        <text:p text:style-name="P1">David Uebergang – User Interface and Design</text:p>
        <text:p text:style-name="P1">Phone: 0435 547 125</text:p>
        <text:p text:style-name="newstyle"><text:span text:style-name="T2">Email: </text:span><text:a xlink:type="simple" xlink:href="mailto:david.uebergang@uqconnect.edu.au">david.uebergang@uqconnect.edu.au</text:a></text:p>
        <text:p text:style-name="P1"/>
        <text:p text:style-name="P1">Shen Yong Lau – <text:s/>Testing and Documentation</text:p>
        <text:p text:style-name="P1">Phone: 0424 156 053</text:p>
        <text:p text:style-name="newstyle"><text:span text:style-name="T2">Email: </text:span><text:a xlink:type="simple" xlink:href="mailto:shen.lau@uqconnect.edu.au">shen.lau@uqconnect.edu.au</text:a></text:p>
      </text:section>
      <text:p text:style-name="P1"/>
      <text:p text:style-name="P3">Project Client</text:p>
      <text:p text:style-name="P1"/>
      <text:p text:style-name="P1">Lorna Macdonald</text:p>
      <text:p text:style-name="P2"><text:span text:style-name="T1">Email: </text:span><text:a xlink:type="simple" xlink:href="mailto:lorna@itee.uq.edu.au"><text:span text:style-name="T1">lorna@itee.uq.edu.au</text:span></text:a></text:p>
      <text:p text:style-name="P4"/>
      <text:p text:style-name="P5">Project Description</text:p>
      <text:p text:style-name="P4"/>
      <text:p text:style-name="P4">The end result of this project should be a web-based learning tool, allowing students to validate not just single webpages, but whole interconnected websites. It should allow them to upload HTML files, and have them parsed for common coding errors. This should be provided via clear feedback, and specific suggestions to help users fix these errors. This tool should also allow for multiple HTML files to be uploaded and evaluated at once, as well as full websites that have been zipped and uploaded. The tool should check the file structure of these full websites.</text:p>
      <text:p text:style-name="P4"/>
      <text:p text:style-name="P5">Scope Statement</text:p>
      <text:p text:style-name="P4"/>
      <text:p text:style-name="P4">The final deliverable of the project will involve a working web-based application written using php, mySQL and involving text parsing via Python. <text:s/>It should have a landing page, which links users to a help section that explains how to use the tool. A section should also be available where users can upload their code. The users should have the option to upload via directly copying their HTML code into the browser, uploading one or many HTML files or uploading a full website ZIP. There should be a page which provide metrics on the error status of multiple HTML files, a page which visually shows the user their file structure and the connections between elements, and a page which highlight which sections of code specifically have been coded incorrectly. Future extensions, time permitting, would probably go to enhancing the user experience and expanding the errors the application checks.</text:p>
      <text:p text:style-name="P4"/>
      <text:p text:style-name="P5">Roles and Responsibilities</text:p>
      <text:p text:style-name="P4"/>
      <text:p text:style-name="P4">Each team member has a specific role, stated at the beginning of this document next to their name. These roles, however, are not rigid, and are expected to form more of a specialisation rather than their sole purpose in the group. Back-end Coding involves coding the text parsing section of the application, which should detect certain errors from a prescribed list. Web <text:soft-page-break/>Coding and Database handles the database back-end of the website, ensuring that the webpages work and flow between each other well. The Coding attribute is a combination of the Back-end Coding and Web Coding roles. User Interface and Design focus on making the end result look appealing and easy to navigate and understand. Testing helps guide the testing process, in both functional and user-based testing. Documentation works on well-prepared documents outlining the product and its development to be conveyed to major stakeholders.</text:p>
      <text:p text:style-name="P4"/>
      <text:p text:style-name="P5">Additional Resources</text:p>
      <text:p text:style-name="P4"/>
      <text:p text:style-name="P4">A server for hosting this website would be required, though the group already has access to one to use whilst developing this software.</text:p>
      <text:p text:style-name="P4"/>
      <text:p text:style-name="P5">Team Communication</text:p>
      <text:p text:style-name="P4"/>
      <text:p text:style-name="P4">This group meets:<text:tab/>- Monday, 3pm – 6pm: Group Prac Meeting</text:p>
      <text:p text:style-name="P4"><text:tab/><text:tab/><text:tab/>- Wednesday, 9am – 10am: Group Meeting</text:p>
      <text:p text:style-name="P4"><text:tab/><text:tab/><text:tab/>- Thursday, 11am – 12pm: Reserved for Possible Client Meetings</text:p>
      <text:p text:style-name="P4">Members arriving late to meetings, or failing to turn up at all, must provide the group with sufficient notice detailing why the delay or failure to turn up occurred, as soon as they are able. This can be completed via the Facebook group or, more urgently, mobile contact. Consistent failure to attend meetings will result in a group discussion addressing what action should be taken to curve this behaviour. If the results of the discussion do not lead to towards the presence of all group members at meetings, action will be taken. This action would involve informing the course co-ordinator of the problem.</text:p>
      <text:p text:style-name="P4"/>
      <text:p text:style-name="P5">Decision Making and Conflict Resolution</text:p>
      <text:p text:style-name="P4"/>
      <text:p text:style-name="P4">The members of this team agree to follow democratic voting procedures for making team decisions and resolving conflicts. In the case of a tied vote, the project manager will have the final say. Resolving conflicts between two or more parties will usually begin with attempts at reparation within the next available time for those involved, be that inside or outside of meeting times. Failure to resolve the conflict within this space will force the group to involve the course leaders and co-ordinators and may result in the user being removed from the group. Under performing team members will be dealt with in a similar way to failure to communicate above. Any extra work that will need to be completed will be shared amongst the remaining team members, if possible, else the project scope will be scaled back to cater for this change in team members.</text:p>
      <text:p text:style-name="P4"/>
      <text:p text:style-name="P21"><text:span text:style-name="T3">Signatories</text:span></text:p>
      <text:p text:style-name="P22"/>
      <text:p text:style-name="P22"/>
      <text:p text:style-name="P22">____________________________ <text:s text:c="13"/>____________________________ <text:s text:c="12"/>____________________________</text:p>
      <text:p text:style-name="P22">Lorna Macdonald <text:s text:c="26"/>Carl Hattenfels <text:s text:c="31"/>Scott Heiner</text:p>
      <text:p text:style-name="P22"/>
      <text:p text:style-name="P22"/>
      <text:p text:style-name="P22">____________________________ <text:s text:c="13"/>____________________________ <text:s text:c="12"/>____________________________</text:p>
      <text:p text:style-name="P22">Robert Meyer <text:s text:c="34"/>Brendan Miller <text:s text:c="31"/>David Uerbergang</text:p>
      <text:p text:style-name="P22"/>
      <text:p text:style-name="P22"/>
      <text:p text:style-name="P22">____________________________</text:p>
      <text:p text:style-name="P22">Shen Yong Lau</text:p>
      <text:p text:style-name="P23">Key Dates</text:p>
      <text:p text:style-name="P4"/>
      <table:table table:name="Table1" table:style-name="Table1">
        <table:table-column table:style-name="Table1.A" table:number-columns-repeated="9"/>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A"/>
        <table:table-column table:style-name="Table1.S"/>
        <table:table-column table:style-name="Table1.T"/>
        <table:table-column table:style-name="Table1.U"/>
        <table:table-row>
          <table:table-cell table:style-name="Table1.A1" office:value-type="string">
            <text:p text:style-name="P6">Week 1</text:p>
            <text:p text:style-name="P6">22/07 – 28/07</text:p>
          </table:table-cell>
          <table:table-cell table:style-name="Table1.A1" office:value-type="string">
            <text:p text:style-name="P6">Week 2</text:p>
            <text:p text:style-name="P6">29/07 – 04/08</text:p>
          </table:table-cell>
          <table:table-cell table:style-name="Table1.A1" office:value-type="string">
            <text:p text:style-name="P6">Week 3</text:p>
            <text:p text:style-name="P6">05/08 – 11/08</text:p>
          </table:table-cell>
          <table:table-cell table:style-name="Table1.A1" office:value-type="string">
            <text:p text:style-name="P6">Week 4</text:p>
            <text:p text:style-name="P6">12/08 – 18/08</text:p>
          </table:table-cell>
          <table:table-cell table:style-name="Table1.A1" office:value-type="string">
            <text:p text:style-name="P6">Week 5</text:p>
            <text:p text:style-name="P6">19/08 – 25/08</text:p>
          </table:table-cell>
          <table:table-cell table:style-name="Table1.A1" office:value-type="string">
            <text:p text:style-name="P6">Week 6</text:p>
            <text:p text:style-name="P6">26/08 – 01/09</text:p>
          </table:table-cell>
          <table:table-cell table:style-name="Table1.A1" office:value-type="string">
            <text:p text:style-name="P6">Week 7</text:p>
            <text:p text:style-name="P6">02/09 – 08/09</text:p>
          </table:table-cell>
          <table:table-cell table:style-name="Table1.A1" office:value-type="string">
            <text:p text:style-name="P6">Week 8</text:p>
            <text:p text:style-name="P6">09/09 – 15/09</text:p>
          </table:table-cell>
          <table:table-cell table:style-name="Table1.A1" office:value-type="string">
            <text:p text:style-name="P6">Week 9</text:p>
            <text:p text:style-name="P6">16/09 – 22/09</text:p>
          </table:table-cell>
          <table:table-cell table:style-name="Table1.A1" table:number-columns-spanned="2" office:value-type="string">
            <text:p text:style-name="P6">Week 10</text:p>
            <text:p text:style-name="P6">23/09 – 29/09</text:p>
          </table:table-cell>
          <table:covered-table-cell/>
          <table:table-cell table:style-name="Table1.A1" table:number-columns-spanned="2" office:value-type="string">
            <text:p text:style-name="P6">Mid Sem Break</text:p>
            <text:p text:style-name="P6">30/09 – 6/10</text:p>
          </table:table-cell>
          <table:covered-table-cell/>
          <table:table-cell table:style-name="Table1.A1" table:number-columns-spanned="2" office:value-type="string">
            <text:p text:style-name="P6">Week 11</text:p>
            <text:p text:style-name="P6">7/10 – 13/10</text:p>
          </table:table-cell>
          <table:covered-table-cell/>
          <table:table-cell table:style-name="Table1.A1" table:number-columns-spanned="2" office:value-type="string">
            <text:p text:style-name="P6">Week 12</text:p>
            <text:p text:style-name="P6">14/10 – 20/10</text:p>
          </table:table-cell>
          <table:covered-table-cell/>
          <table:table-cell table:style-name="Table1.A1" office:value-type="string">
            <text:p text:style-name="P6">Week 13</text:p>
            <text:p text:style-name="P6">21/10 – 27/10</text:p>
          </table:table-cell>
          <table:table-cell table:style-name="Table1.A1" table:number-columns-spanned="2" office:value-type="string">
            <text:p text:style-name="P6">SWOTVAC 28/10 – 03/11</text:p>
          </table:table-cell>
          <table:covered-table-cell/>
          <table:table-cell table:style-name="Table1.U1" office:value-type="string">
            <text:p text:style-name="P6">Exam Block</text:p>
            <text:p text:style-name="P6">04/11 – 10/11</text:p>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8">Ekka Holiday</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table:number-columns-spanned="2" office:value-type="string">
            <text:p text:style-name="P8">Labour Day Holiday</text:p>
          </table:table-cell>
          <table:covered-table-cell/>
          <table:table-cell table:style-name="Table1.A2" table:number-columns-spanned="2" office:value-type="string">
            <text:p text:style-name="P7"/>
          </table:table-cell>
          <table:covered-table-cell/>
          <table:table-cell table:style-name="Table1.A2" office:value-type="string">
            <text:p text:style-name="P7"/>
          </table:table-cell>
          <table:table-cell table:style-name="Table1.A2" table:number-columns-spanned="2" office:value-type="string">
            <text:p text:style-name="P7"/>
          </table:table-cell>
          <table:covered-table-cell/>
          <table:table-cell table:style-name="Table1.U2" office:value-type="string">
            <text:p text:style-name="P7"/>
          </table:table-cell>
        </table:table-row>
        <table:table-row>
          <table:table-cell table:style-name="Table1.A2" table:number-columns-spanned="2" office:value-type="string">
            <text:p text:style-name="P9">Initial Team Formation</text:p>
          </table:table-cell>
          <table:covered-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office:value-type="string">
            <text:p text:style-name="P7"/>
          </table:table-cell>
          <table:table-cell table:style-name="Table1.A2" table:number-columns-spanned="2" office:value-type="string">
            <text:p text:style-name="P7"/>
          </table:table-cell>
          <table:covered-table-cell/>
          <table:table-cell table:style-name="Table1.U2" office:value-type="string">
            <text:p text:style-name="P7"/>
          </table:table-cell>
        </table:table-row>
        <table:table-row>
          <table:table-cell table:style-name="Table1.A2" table:number-columns-spanned="2" office:value-type="string">
            <text:p text:style-name="P10">Project Scoping and Consultation</text:p>
          </table:table-cell>
          <table:covered-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office:value-type="string">
            <text:p text:style-name="P7"/>
          </table:table-cell>
          <table:table-cell table:style-name="Table1.A2" table:number-columns-spanned="2" office:value-type="string">
            <text:p text:style-name="P7"/>
          </table:table-cell>
          <table:covered-table-cell/>
          <table:table-cell table:style-name="Table1.U2" office:value-type="string">
            <text:p text:style-name="P7"/>
          </table:table-cell>
        </table:table-row>
        <table:table-row>
          <table:table-cell table:style-name="Table1.A2" table:number-columns-spanned="20" office:value-type="string">
            <text:p text:style-name="P16">Website Construction and Developm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7"/>
          </table:table-cell>
        </table:table-row>
        <table:table-row>
          <table:table-cell table:style-name="Table1.A2" table:number-columns-spanned="20" office:value-type="string">
            <text:p text:style-name="P11">User Interface Design and Implement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7"/>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12">User Testing</text:p>
          </table:table-cell>
          <table:table-cell table:style-name="Table1.A2" office:value-type="string">
            <text:p text:style-name="P7"/>
          </table:table-cell>
          <table:table-cell table:style-name="Table1.A2" office:value-type="string">
            <text:p text:style-name="P12">User Testing</text:p>
          </table:table-cell>
          <table:table-cell table:style-name="Table1.A2" office:value-type="string">
            <text:p text:style-name="P7"/>
          </table:table-cell>
          <table:table-cell table:style-name="Table1.A2" office:value-type="string">
            <text:p text:style-name="P13">User <text:span text:style-name="T4">Testing</text:span></text:p>
          </table:table-cell>
          <table:table-cell table:style-name="Table1.A2" office:value-type="string">
            <text:p text:style-name="P7"/>
          </table:table-cell>
          <table:table-cell table:style-name="Table1.A2" table:number-columns-spanned="2" office:value-type="string">
            <text:p text:style-name="P13">User Testing</text:p>
          </table:table-cell>
          <table:covered-table-cell/>
          <table:table-cell table:style-name="Table1.A2" table:number-columns-spanned="2" office:value-type="string">
            <text:p text:style-name="P7"/>
          </table:table-cell>
          <table:covered-table-cell/>
          <table:table-cell table:style-name="Table1.A2" table:number-columns-spanned="2" office:value-type="string">
            <text:p text:style-name="P13">User Testing</text:p>
          </table:table-cell>
          <table:covered-table-cell/>
          <table:table-cell table:style-name="Table1.A2" table:number-columns-spanned="2" office:value-type="string">
            <text:p text:style-name="P7"/>
          </table:table-cell>
          <table:covered-table-cell/>
          <table:table-cell table:style-name="Table1.A2" office:value-type="string">
            <text:p text:style-name="P13">User Testing</text:p>
          </table:table-cell>
          <table:table-cell table:style-name="Table1.A2" table:number-columns-spanned="2" office:value-type="string">
            <text:p text:style-name="P7"/>
          </table:table-cell>
          <table:covered-table-cell/>
          <table:table-cell table:style-name="Table1.U2" office:value-type="string">
            <text:p text:style-name="P7"/>
          </table:table-cell>
        </table:table-row>
        <table:table-row>
          <table:table-cell table:style-name="Table1.A2" office:value-type="string">
            <text:p text:style-name="P7"/>
          </table:table-cell>
          <table:table-cell table:style-name="Table1.A2" office:value-type="string">
            <text:p text:style-name="P7"/>
          </table:table-cell>
          <table:table-cell table:style-name="Table1.A2" table:number-columns-spanned="18" office:value-type="string">
            <text:p text:style-name="P17">Functional Testing via Example HTML File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7"/>
          </table:table-cell>
        </table:table-row>
        <table:table-row>
          <table:table-cell table:style-name="Table1.A2" table:number-columns-spanned="13" office:value-type="string">
            <text:p text:style-name="P14">Back-end Python Text Parsing</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A2" table:number-columns-spanned="2" office:value-type="string">
            <text:p text:style-name="P7"/>
          </table:table-cell>
          <table:covered-table-cell/>
          <table:table-cell table:style-name="Table1.A2" table:number-columns-spanned="2" office:value-type="string">
            <text:p text:style-name="P7"/>
          </table:table-cell>
          <table:covered-table-cell/>
          <table:table-cell table:style-name="Table1.A2" office:value-type="string">
            <text:p text:style-name="P7"/>
          </table:table-cell>
          <table:table-cell table:style-name="Table1.A2" table:number-columns-spanned="2" office:value-type="string">
            <text:p text:style-name="P7"/>
          </table:table-cell>
          <table:covered-table-cell/>
          <table:table-cell table:style-name="Table1.U2" office:value-type="string">
            <text:p text:style-name="P7"/>
          </table:table-cell>
        </table:table-row>
        <table:table-row>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A2" table:number-columns-spanned="12" office:value-type="string">
            <text:p text:style-name="P15">Back-end File Structure Analysi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U2" office:value-type="string">
            <text:p text:style-name="P7"/>
          </table:table-cell>
        </table:table-row>
        <table:table-row>
          <table:table-cell table:style-name="Table1.A2" office:value-type="string">
            <text:p text:style-name="P7"/>
          </table:table-cell>
          <table:table-cell table:style-name="Table1.U2" table:number-columns-spanned="20" office:value-type="string">
            <text:p text:style-name="P19">Document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P7"/>
          </table:table-cell>
          <table:table-cell table:style-name="Table1.A2" office:value-type="string">
            <text:p text:style-name="P8">Team Charter</text:p>
            <text:p text:style-name="P8">(02/08)</text:p>
          </table:table-cell>
          <table:table-cell table:style-name="Table1.A2" office:value-type="string">
            <text:p text:style-name="P8">Sprint Zero</text:p>
            <text:p text:style-name="P8">(07/08)</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8">Tech Spike</text:p>
            <text:p text:style-name="P8">(26/08 – 30/08)</text:p>
          </table:table-cell>
          <table:table-cell table:style-name="Table1.A2" office:value-type="string">
            <text:p text:style-name="P7"/>
          </table:table-cell>
          <table:table-cell table:style-name="Table1.A2" table:number-columns-spanned="3" office:value-type="string">
            <text:p text:style-name="P8">UX Profile / Testing and Validation Plan</text:p>
            <text:p text:style-name="P8">(17/09)</text:p>
          </table:table-cell>
          <table:covered-table-cell/>
          <table:covered-table-cell/>
          <table:table-cell table:style-name="Table1.K12" table:number-columns-spanned="2" office:value-type="string">
            <text:p text:style-name="P18"/>
          </table:table-cell>
          <table:covered-table-cell/>
          <table:table-cell table:style-name="Table1.K12" table:number-columns-spanned="2" office:value-type="string">
            <text:p text:style-name="P18"/>
          </table:table-cell>
          <table:covered-table-cell/>
          <table:table-cell table:style-name="Table1.K12" table:number-columns-spanned="2" office:value-type="string">
            <text:p text:style-name="P18"/>
          </table:table-cell>
          <table:covered-table-cell/>
          <table:table-cell table:style-name="Table1.K12" table:number-columns-spanned="3" office:value-type="string">
            <text:p text:style-name="P8">Final Product Demonstration</text:p>
            <text:p text:style-name="P8">(25/10)</text:p>
          </table:table-cell>
          <table:covered-table-cell/>
          <table:covered-table-cell/>
          <table:table-cell table:style-name="Table1.K12" office:value-type="string">
            <text:p text:style-name="P18"/>
          </table:table-cell>
          <table:table-cell table:style-name="Table1.U2" office:value-type="string">
            <text:p text:style-name="P8">Project Report</text:p>
            <text:p text:style-name="P8">(04/11)</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ewstyle" style:family="paragraph" style:parent-style-name="Standard" style:class="text">
      <style:text-properties style:font-name="Cambri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ott Heiner</meta:initial-creator>
    <meta:creation-date>2013-07-29T15:32:58.16</meta:creation-date>
    <dc:date>2013-08-01T00:52:20.21</dc:date>
    <dc:creator>Scott Heiner</dc:creator>
    <meta:editing-duration>PT13H53M41S</meta:editing-duration>
    <meta:editing-cycles>29</meta:editing-cycles>
    <meta:generator>OpenOffice.org/3.4.1$Win32 OpenOffice.org_project/341m1$Build-9593</meta:generator>
    <meta:document-statistic meta:table-count="1" meta:image-count="0" meta:object-count="0" meta:page-count="3" meta:paragraph-count="105" meta:word-count="960" meta:character-count="6203"/>
  </office:meta>
</office:document-meta>
</file>